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6.02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8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257cm"/>
    </style:style>
    <style:style style:name="pr6" style:family="presentation" style:parent-style-name="Default-title">
      <style:graphic-properties draw:fill-color="#ffffff" fo:min-height="3.667cm"/>
    </style:style>
    <style:style style:name="pr7" style:family="presentation" style:parent-style-name="Default-title">
      <style:graphic-properties draw:fill-color="#ffffff" fo:min-height="9.525cm"/>
    </style:style>
    <style:style style:name="pr8" style:family="presentation" style:parent-style-name="Default-title">
      <style:graphic-properties draw:fill-color="#ffffff" fo:min-height="15.875cm"/>
    </style:style>
    <style:style style:name="pr9" style:family="presentation" style:parent-style-name="Default-title">
      <style:graphic-properties draw:fill-color="#ffffff" fo:min-height="12.785cm"/>
    </style:style>
    <style:style style:name="pr10" style:family="presentation" style:parent-style-name="Default-title">
      <style:graphic-properties draw:fill-color="#ffffff" fo:min-height="18.02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margin-left="0cm" fo:margin-right="0cm" fo:text-indent="0cm"/>
      <style:text-properties style:text-underline-style="none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style:text-underline-style="none"/>
    </style:style>
    <style:style style:name="T1" style:family="text">
      <style:text-properties fo:font-size="4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36pt" style:text-underline-style="none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6.025cm" svg:x="1.399cm" svg:y="0.962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9.061cm" svg:x="1.479cm" svg:y="6.179cm" presentation:class="title" presentation:user-transformed="true">
          <draw:text-box>
            <text:p>Usus, quem penes arbitrium est, et jus, et norma loquendi<text:line-break/><text:line-break/>- Horace Ars Poetica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text-style-name="P4" draw:layer="layout" svg:width="25.191cm" svg:height="15.753cm" svg:x="1.27cm" svg:y="2.547cm" presentation:class="title" presentation:user-transformed="true">
          <draw:text-box>
            <text:p><text:span text:style-name="T2">Yes, words long faded </text:span><text:span text:style-name="T2"><text:line-break/></text:span><text:span text:style-name="T2">may again revive;</text:span><text:span text:style-name="T2"><text:line-break/></text:span><text:span text:style-name="T2">and words may fade </text:span><text:span text:style-name="T2"><text:line-break/></text:span><text:span text:style-name="T2">now blooming alive,</text:span><text:span text:style-name="T2"><text:line-break/></text:span><text:span text:style-name="T2">If USAGE wills it so, </text:span><text:span text:style-name="T2"><text:line-break/></text:span><text:span text:style-name="T2">to whom belongs</text:span><text:span text:style-name="T2"><text:line-break/></text:span><text:span text:style-name="T2">The rule and laws the government of tongu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6" draw:text-style-name="P1" draw:layer="layout" svg:width="25.191cm" svg:height="3.667cm" svg:x="1.399cm" svg:y="0.778cm" presentation:class="title" presentation:user-transformed="true">
          <draw:text-box>
            <text:p text:style-name="P1">JAVA GENERIC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7" draw:text-style-name="P6" draw:layer="layout" svg:width="25.191cm" svg:height="9.525cm" svg:x="2.114cm" svg:y="2.54cm" presentation:class="title" presentation:user-transformed="true">
          <draw:text-box>
            <text:p text:style-name="P5"><text:span text:style-name="T3">Integer [] intArry = {1, 2, 3, 4, 5 };</text:span><text:span text:style-name="T3"><text:line-break/></text:span><text:span text:style-name="T3">Double [] doubArry = {1.1, 2.2, 3.3, 4.4};</text:span><text:span text:style-name="T3"><text:line-break/></text:span><text:span text:style-name="T3">Character [] charArray = {'H', 'E', 'L' };</text:span><text:span text:style-name="T3"><text:line-break/></text:span><text:span text:style-name="T3"><text:line-break/></text:span><text:span text:style-name="T3">printarray(intArry)</text:span><text:span text:style-name="T3"><text:line-break/></text:span><text:span text:style-name="T3">printarray(doubArry)</text:span><text:span text:style-name="T3"><text:line-break/></text:span><text:span text:style-name="T3">printarray(charArray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7" draw:text-style-name="P6" draw:layer="layout" svg:width="25.191cm" svg:height="13.171cm" svg:x="2.114cm" svg:y="0.718cm" presentation:class="title" presentation:user-transformed="true">
          <draw:text-box>
            <text:p text:style-name="P5"><text:span text:style-name="T3">public static void printarray(Double [] a) {</text:span><text:span text:style-name="T3"><text:line-break/></text:span><text:span text:style-name="T3"><text:line-break/></text:span><text:span text:style-name="T3"><text:tab/></text:span><text:span text:style-name="T3">for (Double element : a) </text:span><text:span text:style-name="T3"><text:line-break/></text:span><text:span text:style-name="T3"><text:tab/></text:span><text:span text:style-name="T3"><text:tab/></text:span><text:span text:style-name="T3">System.out.println(element + “, “ );</text:span><text:span text:style-name="T3"><text:line-break/></text:span><text:span text:style-name="T3"><text:line-break/></text:span><text:span text:style-name="T3"><text:tab/></text:span><text:span text:style-name="T3">System.out.println();</text:span><text:span text:style-name="T3"><text:line-break/></text:span><text:span text:style-name="T3">}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7" draw:text-style-name="P6" draw:layer="layout" svg:width="25.191cm" svg:height="13.171cm" svg:x="2.114cm" svg:y="0.718cm" presentation:class="title" presentation:user-transformed="true">
          <draw:text-box>
            <text:p text:style-name="P5"><text:span text:style-name="T3">public static void printarray(Integer [] a) {</text:span><text:span text:style-name="T3"><text:line-break/></text:span><text:span text:style-name="T3"><text:line-break/></text:span><text:span text:style-name="T3"><text:tab/></text:span><text:span text:style-name="T3">for (Integer element : a) </text:span><text:span text:style-name="T3"><text:line-break/></text:span><text:span text:style-name="T3"><text:tab/></text:span><text:span text:style-name="T3"><text:tab/></text:span><text:span text:style-name="T3">System.out.println(element + “, “ );</text:span><text:span text:style-name="T3"><text:line-break/></text:span><text:span text:style-name="T3"><text:line-break/></text:span><text:span text:style-name="T3"><text:tab/></text:span><text:span text:style-name="T3">System.out.println();</text:span><text:span text:style-name="T3"><text:line-break/></text:span><text:span text:style-name="T3">}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7" draw:text-style-name="P6" draw:layer="layout" svg:width="25.191cm" svg:height="14.488cm" svg:x="2.114cm" svg:y="0.06cm" presentation:class="title" presentation:user-transformed="true">
          <draw:text-box>
            <text:p text:style-name="P5"><text:span text:style-name="T3">public static void printarray(Character [] a) {</text:span><text:span text:style-name="T3"><text:line-break/></text:span><text:span text:style-name="T3"><text:line-break/></text:span><text:span text:style-name="T3"><text:tab/></text:span><text:span text:style-name="T3">for (Character element : a) </text:span><text:span text:style-name="T3"><text:line-break/></text:span><text:span text:style-name="T3"><text:tab/></text:span><text:span text:style-name="T3"><text:tab/></text:span><text:span text:style-name="T3">System.out.println(element + “, “ );</text:span><text:span text:style-name="T3"><text:line-break/></text:span><text:span text:style-name="T3"><text:line-break/></text:span><text:span text:style-name="T3"><text:tab/></text:span><text:span text:style-name="T3">System.out.println();</text:span><text:span text:style-name="T3"><text:line-break/></text:span><text:span text:style-name="T3">}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7" draw:text-style-name="P6" draw:layer="layout" svg:width="25.191cm" svg:height="13.171cm" svg:x="2.114cm" svg:y="0.718cm" presentation:class="title" presentation:user-transformed="true">
          <draw:text-box>
            <text:p text:style-name="P5"><text:span text:style-name="T3">public static void printarray(Object [] a) {</text:span><text:span text:style-name="T3"><text:line-break/></text:span><text:span text:style-name="T3"><text:line-break/></text:span><text:span text:style-name="T3"><text:tab/></text:span><text:span text:style-name="T3">for (Object element : a) </text:span><text:span text:style-name="T3"><text:line-break/></text:span><text:span text:style-name="T3"><text:tab/></text:span><text:span text:style-name="T3"><text:tab/></text:span><text:span text:style-name="T3">System.out.println(element + “, “ );</text:span><text:span text:style-name="T3"><text:line-break/></text:span><text:span text:style-name="T3"><text:line-break/></text:span><text:span text:style-name="T3"><text:tab/></text:span><text:span text:style-name="T3">System.out.println();</text:span><text:span text:style-name="T3"><text:line-break/></text:span><text:span text:style-name="T3">}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7" draw:text-style-name="P6" draw:layer="layout" svg:width="25.191cm" svg:height="13.171cm" svg:x="2.114cm" svg:y="0.718cm" presentation:class="title" presentation:user-transformed="true">
          <draw:text-box>
            <text:p text:style-name="P5"><text:span text:style-name="T3">public static &lt;E&gt; void printarray(E [] a) {</text:span><text:span text:style-name="T3"><text:line-break/></text:span><text:span text:style-name="T3"><text:line-break/></text:span><text:span text:style-name="T3"><text:tab/></text:span><text:span text:style-name="T3">for (E element : a) </text:span><text:span text:style-name="T3"><text:line-break/></text:span><text:span text:style-name="T3"><text:tab/></text:span><text:span text:style-name="T3"><text:tab/></text:span><text:span text:style-name="T3">System.out.printf(“ %s “ , element);</text:span><text:span text:style-name="T3"><text:line-break/></text:span><text:span text:style-name="T3"><text:line-break/></text:span><text:span text:style-name="T3"><text:tab/></text:span><text:span text:style-name="T3">System.out.println();</text:span><text:span text:style-name="T3"><text:line-break/></text:span><text:span text:style-name="T3">}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8" draw:text-style-name="P8" draw:layer="layout" svg:width="25.191cm" svg:height="15.875cm" svg:x="1.27cm" svg:y="1.27cm" presentation:class="title" presentation:user-transformed="true">
          <draw:text-box>
            <text:p text:style-name="P1"><text:span text:style-name="T4">Although Number is a superclass of Integer,</text:span><text:span text:style-name="T4"><text:line-break/></text:span><text:span text:style-name="T4">ArrayList&lt;Number&gt; is not a supertype of ArrayList&lt;Integer&gt;,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9" draw:text-style-name="P10" draw:layer="layout" svg:width="25.191cm" svg:height="12.785cm" svg:x="1.27cm" svg:y="-0.72cm" presentation:class="title" presentation:user-transformed="true">
          <draw:text-box>
            <text:p text:style-name="P9"><text:span text:style-name="T5">WILDCARDS</text:span><text:span text:style-name="T5"><text:line-break/></text:span><text:span text:style-name="T4"><text:line-break/></text:span><text:span text:style-name="T4">ArrayList&lt;? Extends Number&gt;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0" draw:text-style-name="P10" draw:layer="layout" svg:width="25.191cm" svg:height="18.028cm" svg:x="1.479cm" svg:y="1.27cm" presentation:class="title" presentation:user-transformed="true">
          <draw:text-box>
            <text:p text:style-name="P9"><text:span text:style-name="T4"><text:line-break/></text:span><text:span text:style-name="T4">&lt; T extends Comparable&gt;</text:span><text:span text:style-name="T4"><text:line-break/></text:span><text:span text:style-name="T4"><text:line-break/></text:span><text:span text:style-name="T4">cool, but Comparable is generic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0" draw:text-style-name="P10" draw:layer="layout" svg:width="25.191cm" svg:height="18.028cm" svg:x="1.479cm" svg:y="1.27cm" presentation:class="title" presentation:user-transformed="true">
          <draw:text-box>
            <text:p text:style-name="P9"><text:span text:style-name="T4"><text:line-break/></text:span><text:span text:style-name="T4">&lt; T extends Comparable&gt;</text:span><text:span text:style-name="T4"><text:line-break/></text:span><text:span text:style-name="T4"><text:line-break/></text:span><text:span text:style-name="T4">cool, but Comparable is generic</text:span><text:span text:style-name="T4"><text:line-break/></text:span><text:span text:style-name="T4">so . . .</text:span><text:span text:style-name="T4"><text:line-break/></text:span><text:span text:style-name="T4"><text:line-break/></text:span><text:span text:style-name="T4">&lt; T extends Comparable&lt;T&gt;&gt;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0" draw:text-style-name="P10" draw:layer="layout" svg:width="25.191cm" svg:height="18.028cm" svg:x="1.479cm" svg:y="1.27cm" presentation:class="title" presentation:user-transformed="true">
          <draw:text-box>
            <text:p text:style-name="P9"><text:span text:style-name="T4"><text:line-break/></text:span><text:span text:style-name="T4">&lt; T Extends Comparable&gt;</text:span><text:span text:style-name="T4"><text:line-break/></text:span><text:span text:style-name="T4"><text:line-break/></text:span><text:span text:style-name="T4">cool, but Comparable is generic</text:span><text:span text:style-name="T4"><text:line-break/></text:span><text:span text:style-name="T4">so . . .</text:span><text:span text:style-name="T4"><text:line-break/></text:span><text:span text:style-name="T4">&lt; T extends Comparable&lt;T&gt;&gt;</text:span><text:span text:style-name="T4"><text:line-break/></text:span><text:span text:style-name="T4">but . . <text:s/></text:span><text:span text:style-name="T4"><text:line-break/></text:span><text:span text:style-name="T6">&lt; T extends Comparable&lt;? super T&gt;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0" draw:text-style-name="P10" draw:layer="layout" svg:width="25.191cm" svg:height="18.028cm" svg:x="1.479cm" svg:y="1.27cm" presentation:class="title" presentation:user-transformed="true">
          <draw:text-box>
            <text:p text:style-name="P9"><text:span text:style-name="T6">&lt; T extends Comparable&lt;? super T&gt;&gt;</text:span><text:span text:style-name="T6"><text:line-break/></text:span><text:span text:style-name="T6"><text:line-break/></text:span><text:span text:style-name="T6">The compiler will accept arrays of types T where T implements Comparable&lt;S&gt; where T is-a 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ans" fo:font-size="24pt" fo:language="en" fo:country="US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c0c0c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meta:initial-creator>Ted Pawlicki</meta:initial-creator>
    <meta:creation-date>2007-09-04T14:22:04</meta:creation-date>
    <dc:date>2015-01-20T11:19:43.065000000</dc:date>
    <meta:editing-cycles>21</meta:editing-cycles>
    <meta:editing-duration>PT13H14M59S</meta:editing-duration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